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ffc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cffcc" fo:padding="0.0382in" fo:border="0.05pt solid #000000">
        <style:background-image/>
      </style:table-cell-properties>
    </style:style>
    <style:style style:name="Table1.A2" style:family="table-cell">
      <style:table-cell-properties fo:background-color="#cfe7f5" fo:padding="0.0382in" fo:border-left="0.05pt solid #000000" fo:border-right="none" fo:border-top="none" fo:border-bottom="0.05pt solid #000000">
        <style:background-image/>
      </style:table-cell-properties>
    </style:style>
    <style:style style:name="Table1.B2" style:family="table-cell">
      <style:table-cell-properties fo:background-color="#ccffcc" fo:padding="0.0382in" fo:border-left="0.05pt solid #000000" fo:border-right="none" fo:border-top="none" fo:border-bottom="0.05pt solid #000000">
        <style:background-image/>
      </style:table-cell-properties>
    </style:style>
    <style:style style:name="Table1.D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le2" style:family="table">
      <style:table-properties style:width="4.191in" table:align="left"/>
    </style:style>
    <style:style style:name="Table2.A" style:family="table-column">
      <style:table-column-properties style:column-width="0.9556in"/>
    </style:style>
    <style:style style:name="Table2.B" style:family="table-column">
      <style:table-column-properties style:column-width="0.9563in"/>
    </style:style>
    <style:style style:name="Table2.D" style:family="table-column">
      <style:table-column-properties style:column-width="0.6368in"/>
    </style:style>
    <style:style style:name="Table2.E" style:family="table-column">
      <style:table-column-properties style:column-width="0.6861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D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3389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2b41d" officeooo:paragraph-rsid="0002b41d"/>
    </style:style>
    <style:style style:name="P2" style:family="paragraph" style:parent-style-name="Standard">
      <style:text-properties officeooo:rsid="0002b41d" officeooo:paragraph-rsid="0005a758"/>
    </style:style>
    <style:style style:name="P3" style:family="paragraph" style:parent-style-name="Standard">
      <style:text-properties officeooo:rsid="0002b41d" officeooo:paragraph-rsid="0006ed10"/>
    </style:style>
    <style:style style:name="P4" style:family="paragraph" style:parent-style-name="Standard">
      <style:text-properties officeooo:rsid="0002b41d" officeooo:paragraph-rsid="00076d26"/>
    </style:style>
    <style:style style:name="P5" style:family="paragraph" style:parent-style-name="Standard">
      <style:text-properties officeooo:rsid="0002b41d" officeooo:paragraph-rsid="000afc1d"/>
    </style:style>
    <style:style style:name="P6" style:family="paragraph" style:parent-style-name="Standard">
      <style:text-properties officeooo:rsid="0002b41d" officeooo:paragraph-rsid="000cc478"/>
    </style:style>
    <style:style style:name="P7" style:family="paragraph" style:parent-style-name="Standard">
      <style:text-properties officeooo:rsid="0002b41d" officeooo:paragraph-rsid="000d048f"/>
    </style:style>
    <style:style style:name="P8" style:family="paragraph" style:parent-style-name="Standard">
      <style:text-properties officeooo:rsid="0002b41d" officeooo:paragraph-rsid="000dd620"/>
    </style:style>
    <style:style style:name="P9" style:family="paragraph" style:parent-style-name="Standard">
      <style:text-properties officeooo:rsid="0002b41d" officeooo:paragraph-rsid="001ab380"/>
    </style:style>
    <style:style style:name="P10" style:family="paragraph" style:parent-style-name="Standard">
      <style:text-properties fo:font-weight="bold" officeooo:rsid="0002b41d" officeooo:paragraph-rsid="0002b41d" style:font-weight-asian="bold" style:font-weight-complex="bold"/>
    </style:style>
    <style:style style:name="P11" style:family="paragraph" style:parent-style-name="Standard">
      <style:text-properties fo:font-weight="bold" officeooo:rsid="0002b41d" officeooo:paragraph-rsid="000cc478" style:font-weight-asian="bold" style:font-weight-complex="bold"/>
    </style:style>
    <style:style style:name="P12" style:family="paragraph" style:parent-style-name="Standard">
      <style:text-properties fo:font-weight="bold" officeooo:rsid="0002b41d" officeooo:paragraph-rsid="001ab380" style:font-weight-asian="bold" style:font-weight-complex="bold"/>
    </style:style>
    <style:style style:name="P13" style:family="paragraph" style:parent-style-name="Standard">
      <style:text-properties fo:font-weight="bold" officeooo:rsid="000957ec" officeooo:paragraph-rsid="000957ec" style:font-weight-asian="bold" style:font-weight-complex="bold"/>
    </style:style>
    <style:style style:name="P14" style:family="paragraph" style:parent-style-name="Standard">
      <style:text-properties fo:font-weight="bold" officeooo:rsid="000cc478" officeooo:paragraph-rsid="000cc478" style:font-weight-asian="bold" style:font-weight-complex="bold"/>
    </style:style>
    <style:style style:name="P15" style:family="paragraph" style:parent-style-name="Standard">
      <style:text-properties fo:font-weight="normal" officeooo:rsid="0002b41d" officeooo:paragraph-rsid="0002b41d" style:font-weight-asian="normal" style:font-weight-complex="normal"/>
    </style:style>
    <style:style style:name="P16" style:family="paragraph" style:parent-style-name="Standard">
      <style:text-properties fo:font-weight="normal" officeooo:rsid="0006ed10" officeooo:paragraph-rsid="0006ed10" style:font-weight-asian="normal" style:font-weight-complex="normal"/>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officeooo:rsid="00076d26" officeooo:paragraph-rsid="00076d26" style:font-weight-asian="bold" style:font-weight-complex="bold"/>
    </style:style>
    <style:style style:name="P18" style:family="paragraph" style:parent-style-name="Standard">
      <style:text-properties officeooo:rsid="00076d26" officeooo:paragraph-rsid="00076d26"/>
    </style:style>
    <style:style style:name="P19" style:family="paragraph" style:parent-style-name="Standard">
      <style:text-properties officeooo:rsid="0008d227" officeooo:paragraph-rsid="0008d227"/>
    </style:style>
    <style:style style:name="P20" style:family="paragraph" style:parent-style-name="Standard">
      <style:text-properties officeooo:rsid="0008d227" officeooo:paragraph-rsid="000d048f"/>
    </style:style>
    <style:style style:name="P21" style:family="paragraph" style:parent-style-name="Standard">
      <style:text-properties officeooo:rsid="0008d227" officeooo:paragraph-rsid="000dd620"/>
    </style:style>
    <style:style style:name="P22" style:family="paragraph" style:parent-style-name="Standard">
      <style:text-properties officeooo:rsid="000957ec" officeooo:paragraph-rsid="000957ec"/>
    </style:style>
    <style:style style:name="P23" style:family="paragraph" style:parent-style-name="Standard">
      <style:paragraph-properties fo:text-align="end" style:justify-single-word="false"/>
      <style:text-properties officeooo:rsid="000957ec" officeooo:paragraph-rsid="000957ec"/>
    </style:style>
    <style:style style:name="P24" style:family="paragraph" style:parent-style-name="Standard">
      <style:paragraph-properties fo:text-align="center" style:justify-single-word="false"/>
      <style:text-properties fo:font-size="10pt" officeooo:rsid="000afc1d" officeooo:paragraph-rsid="000afc1d" style:font-size-asian="10pt" style:font-size-complex="10pt"/>
    </style:style>
    <style:style style:name="P25" style:family="paragraph" style:parent-style-name="Standard">
      <style:text-properties officeooo:rsid="000cc478" officeooo:paragraph-rsid="000cc478"/>
    </style:style>
    <style:style style:name="P26" style:family="paragraph" style:parent-style-name="Standard">
      <style:text-properties fo:font-style="italic" style:text-underline-style="solid" style:text-underline-width="auto" style:text-underline-color="font-color" officeooo:rsid="000cc478" officeooo:paragraph-rsid="000cc478" style:font-style-asian="italic" style:font-style-complex="italic"/>
    </style:style>
    <style:style style:name="P27" style:family="paragraph" style:parent-style-name="Standard">
      <style:text-properties fo:font-style="italic" style:text-underline-style="solid" style:text-underline-width="auto" style:text-underline-color="font-color" officeooo:rsid="0002b41d" officeooo:paragraph-rsid="00076d26" style:font-style-asian="italic" style:font-style-complex="italic"/>
    </style:style>
    <style:style style:name="P28" style:family="paragraph" style:parent-style-name="Standard">
      <style:text-properties fo:font-style="italic" style:text-underline-style="solid" style:text-underline-width="auto" style:text-underline-color="font-color" officeooo:rsid="000d048f" officeooo:paragraph-rsid="000d048f" style:font-style-asian="italic" style:font-style-complex="italic"/>
    </style:style>
    <style:style style:name="P29" style:family="paragraph" style:parent-style-name="Standard">
      <style:text-properties fo:font-style="italic" style:text-underline-style="solid" style:text-underline-width="auto" style:text-underline-color="font-color" officeooo:rsid="000eee2b" officeooo:paragraph-rsid="000eee2b" style:font-style-asian="italic" style:font-style-complex="italic"/>
    </style:style>
    <style:style style:name="P30" style:family="paragraph" style:parent-style-name="Standard">
      <style:text-properties fo:font-style="normal" style:text-underline-style="none" officeooo:rsid="000cc478" officeooo:paragraph-rsid="0016ac77" style:font-style-asian="normal" style:font-style-complex="normal"/>
    </style:style>
    <style:style style:name="P31" style:family="paragraph" style:parent-style-name="Standard">
      <style:text-properties fo:font-style="normal" style:text-underline-style="none" officeooo:rsid="0016ac77" officeooo:paragraph-rsid="0016ac77" style:font-style-asian="normal" style:font-style-complex="normal"/>
    </style:style>
    <style:style style:name="P32" style:family="paragraph" style:parent-style-name="Standard">
      <style:text-properties fo:font-style="normal" style:text-underline-style="none" officeooo:rsid="0016aec3" officeooo:paragraph-rsid="0016aec3" style:font-style-asian="normal" style:font-style-complex="normal"/>
    </style:style>
    <style:style style:name="P33" style:family="paragraph" style:parent-style-name="Standard">
      <style:text-properties fo:font-style="normal" style:text-underline-style="none" officeooo:rsid="001735dd" officeooo:paragraph-rsid="001735dd" style:font-style-asian="normal" style:font-style-complex="normal"/>
    </style:style>
    <style:style style:name="P34" style:family="paragraph" style:parent-style-name="Standard">
      <style:text-properties officeooo:rsid="000eee2b" officeooo:paragraph-rsid="000eee2b"/>
    </style:style>
    <style:style style:name="P35" style:family="paragraph" style:parent-style-name="Standard">
      <style:text-properties officeooo:rsid="0011e8ad" officeooo:paragraph-rsid="0011e8ad"/>
    </style:style>
    <style:style style:name="P36" style:family="paragraph" style:parent-style-name="Standard">
      <style:paragraph-properties fo:text-align="center" style:justify-single-word="false"/>
      <style:text-properties officeooo:rsid="0011e8ad" officeooo:paragraph-rsid="0011e8ad"/>
    </style:style>
    <style:style style:name="P37" style:family="paragraph" style:parent-style-name="Standard">
      <style:text-properties officeooo:rsid="0017fc9d" officeooo:paragraph-rsid="0017fc9d"/>
    </style:style>
    <style:style style:name="P38" style:family="paragraph" style:parent-style-name="Standard">
      <style:text-properties fo:color="#999999" fo:font-style="italic" officeooo:rsid="0002b41d" officeooo:paragraph-rsid="0002b41d" style:font-style-asian="italic" style:font-style-complex="italic"/>
    </style:style>
    <style:style style:name="P39" style:family="paragraph" style:parent-style-name="Standard">
      <style:text-properties fo:color="#999999" fo:font-style="italic" fo:font-weight="bold" officeooo:rsid="0002b41d" officeooo:paragraph-rsid="0002b41d" style:font-style-asian="italic" style:font-weight-asian="bold" style:font-style-complex="italic" style:font-weight-complex="bold"/>
    </style:style>
    <style:style style:name="P40" style:family="paragraph" style:parent-style-name="Standard">
      <style:text-properties fo:color="#999999" fo:font-weight="bold" officeooo:rsid="0002b41d" officeooo:paragraph-rsid="0002b41d" style:font-weight-asian="bold" style:font-weight-complex="bold"/>
    </style:style>
    <style:style style:name="P41" style:family="paragraph" style:parent-style-name="Table_20_Contents">
      <style:text-properties officeooo:rsid="000957ec" officeooo:paragraph-rsid="000957ec"/>
    </style:style>
    <style:style style:name="P42" style:family="paragraph" style:parent-style-name="Table_20_Contents">
      <style:paragraph-properties fo:text-align="center" style:justify-single-word="false"/>
      <style:text-properties officeooo:rsid="001103d2" officeooo:paragraph-rsid="001103d2"/>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text-properties officeooo:rsid="0011b777" officeooo:paragraph-rsid="0011b777"/>
    </style:style>
    <style:style style:name="P45" style:family="paragraph" style:parent-style-name="Table_20_Contents">
      <style:paragraph-properties fo:text-align="center" style:justify-single-word="false"/>
      <style:text-properties officeooo:rsid="0011e8ad" officeooo:paragraph-rsid="0011e8ad"/>
    </style:style>
    <style:style style:name="P46" style:family="paragraph" style:parent-style-name="Table_20_Contents">
      <style:paragraph-properties fo:text-align="center" style:justify-single-word="false"/>
      <style:text-properties officeooo:rsid="0015168b" officeooo:paragraph-rsid="0015168b"/>
    </style:style>
    <style:style style:name="P47" style:family="paragraph" style:parent-style-name="Table_20_Contents">
      <style:paragraph-properties fo:text-align="center" style:justify-single-word="false"/>
      <style:text-properties officeooo:rsid="0016ac77" officeooo:paragraph-rsid="0016ac77"/>
    </style:style>
    <style:style style:name="P48" style:family="paragraph" style:parent-style-name="Standard">
      <style:text-properties officeooo:rsid="000447c3" officeooo:paragraph-rsid="0006ed10"/>
    </style:style>
    <style:style style:name="P49" style:family="paragraph" style:parent-style-name="Standard">
      <style:text-properties fo:font-style="italic" style:text-underline-style="solid" style:text-underline-width="auto" style:text-underline-color="font-color" officeooo:rsid="000cc478" officeooo:paragraph-rsid="000cc478" style:font-style-asian="italic" style:font-style-complex="italic"/>
    </style:style>
    <style:style style:name="P50" style:family="paragraph" style:parent-style-name="Standard">
      <style:text-properties fo:font-style="italic" style:text-underline-style="solid" style:text-underline-width="auto" style:text-underline-color="font-color" officeooo:rsid="000cc478" officeooo:paragraph-rsid="0016ac77" style:font-style-asian="italic" style:font-style-complex="italic"/>
    </style:style>
    <style:style style:name="T1" style:family="text">
      <style:text-properties officeooo:rsid="000447c3"/>
    </style:style>
    <style:style style:name="T2" style:family="text">
      <style:text-properties officeooo:rsid="0005a758"/>
    </style:style>
    <style:style style:name="T3" style:family="text">
      <style:text-properties fo:font-weight="normal" style:font-weight-asian="normal" style:font-weight-complex="normal"/>
    </style:style>
    <style:style style:name="T4" style:family="text">
      <style:text-properties fo:font-weight="normal" officeooo:rsid="001a81b8" style:font-weight-asian="normal" style:font-weight-complex="normal"/>
    </style:style>
    <style:style style:name="T5" style:family="text">
      <style:text-properties fo:font-weight="normal" officeooo:rsid="001ab380" style:font-weight-asian="normal" style:font-weight-complex="normal"/>
    </style:style>
    <style:style style:name="T6" style:family="text">
      <style:text-properties fo:font-weight="normal" officeooo:rsid="001c6157" style:font-weight-asian="normal" style:font-weight-complex="normal"/>
    </style:style>
    <style:style style:name="T7" style:family="text">
      <style:text-properties fo:font-weight="normal" fo:background-color="#ffcc00" loext:char-shading-value="0" style:font-weight-asian="normal" style:font-weight-complex="normal"/>
    </style:style>
    <style:style style:name="T8" style:family="text">
      <style:text-properties fo:font-style="italic" style:text-underline-style="solid" style:text-underline-width="auto" style:text-underline-color="font-color" fo:font-weight="normal" officeooo:rsid="0005a758" style:font-style-asian="italic" style:font-weight-asian="normal" style:font-style-complex="italic" style:font-weight-complex="normal"/>
    </style:style>
    <style:style style:name="T9" style:family="text">
      <style:text-properties fo:font-style="normal" style:text-underline-style="none" fo:font-weight="normal" officeooo:rsid="0005a758" style:font-style-asian="normal" style:font-weight-asian="normal" style:font-style-complex="normal" style:font-weight-complex="normal"/>
    </style:style>
    <style:style style:name="T10" style:family="text">
      <style:text-properties officeooo:rsid="0006ed10"/>
    </style:style>
    <style:style style:name="T11" style:family="text">
      <style:text-properties officeooo:rsid="00076d26"/>
    </style:style>
    <style:style style:name="T12" style:family="text">
      <style:text-properties officeooo:rsid="00076d26" fo:background-color="#ffcc00" loext:char-shading-value="0"/>
    </style:style>
    <style:style style:name="T13" style:family="text">
      <style:text-properties officeooo:rsid="000957ec"/>
    </style:style>
    <style:style style:name="T14" style:family="text">
      <style:text-properties officeooo:rsid="000dd620"/>
    </style:style>
    <style:style style:name="T15" style:family="text">
      <style:text-properties officeooo:rsid="000f7d79"/>
    </style:style>
    <style:style style:name="T16" style:family="text">
      <style:text-properties officeooo:rsid="001103d2"/>
    </style:style>
    <style:style style:name="T17" style:family="text">
      <style:text-properties officeooo:rsid="0011b777"/>
    </style:style>
    <style:style style:name="T18" style:family="text">
      <style:text-properties officeooo:rsid="0011e8ad"/>
    </style:style>
    <style:style style:name="T19" style:family="text">
      <style:text-properties style:text-position="sub 58%" style:font-size-asian="10.5pt"/>
    </style:style>
    <style:style style:name="T20" style:family="text">
      <style:text-properties officeooo:rsid="00131326"/>
    </style:style>
    <style:style style:name="T21" style:family="text">
      <style:text-properties officeooo:rsid="0015168b"/>
    </style:style>
    <style:style style:name="T22" style:family="text">
      <style:text-properties officeooo:rsid="00174d5c"/>
    </style:style>
    <style:style style:name="T23" style:family="text">
      <style:text-properties officeooo:rsid="0018d0e5"/>
    </style:style>
    <style:style style:name="T24" style:family="text">
      <style:text-properties officeooo:rsid="001a81b8"/>
    </style:style>
    <style:style style:name="T25" style:family="text">
      <style:text-properties officeooo:rsid="001ab380"/>
    </style:style>
    <style:style style:name="T26" style:family="text">
      <style:text-properties fo:color="#999999" fo:font-style="italic" style:font-style-asian="italic" style:font-style-complex="italic"/>
    </style:style>
    <style:style style:name="T27" style:family="text">
      <style:text-properties fo:color="#999999" fo:font-style="italic" officeooo:rsid="001ab380" style:font-style-asian="italic" style:font-style-complex="italic"/>
    </style:style>
    <style:style style:name="T28" style:family="text">
      <style:text-properties fo:color="#999999" fo:font-style="italic" fo:background-color="#ffcc00" loext:char-shading-value="0"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7">Human Machine Interface - Documentation</text:p>
      <text:p text:style-name="P10"/>
      <text:p text:style-name="P10">Presentation</text:p>
      <text:p text:style-name="P2">Th<text:span text:style-name="T2">is</text:span> <text:span text:style-name="T2">human machine </text:span>interface <text:span text:style-name="T2">has been developed in Python for the summer project </text:span><text:span text:style-name="T8">Autonomous Driving with F1/10</text:span><text:span text:style-name="T9"> in June and July 2017.</text:span> <text:span text:style-name="T2">A vehicle will be run outside and the interface is a tool to display data and communicate with the car. Data is sent and received in real time through WIFI and ROS nodes.</text:span></text:p>
      <text:p text:style-name="P1"><text:s/></text:p>
      <text:p text:style-name="P1"/>
      <text:p text:style-name="P10">Maps</text:p>
      <text:p text:style-name="P16">The user can choose between two maps when the interface is launched and whenever after. One map corresponds to Grönlandsparken in Kista and the other one corresponds to Triangelparken in KTH's campus, Stockholm city.</text:p>
      <text:p text:style-name="P15"/>
      <text:p text:style-name="P3"><text:span text:style-name="T1">The maps are downloaded from Open Street Map and saved in the format .png. </text:span>The latitude and longitude of the maps' borders have to be known to convert the GPS position into the pixel <text:span text:style-name="T10">co</text:span>ordinate system. </text:p>
      <text:p text:style-name="P48">For each map, two zooms are available, corresponding to the north or the south part of each map. These zooms are pictures taken from the original pictures of the maps. Therefore the resolution of the four pictures for the zooms are variable. It is necessary to know the resolution of these pictures and their position in the original map in order to convert the coordinate system (see the paragraph “Conversion, zooms”).</text:p>
      <text:p text:style-name="P2"/>
      <text:p text:style-name="P1"/>
      <text:p text:style-name="P10">The window</text:p>
      <text:p text:style-name="P4"><text:span text:style-name="T11">The Python's library Pygame has been chosen to code the interface</text:span>. <text:span text:style-name="T11">The window is divided into two vertical parts, the one on the left displays data received from the car :</text:span></text:p>
      <text:p text:style-name="P4"><text:tab/>- <text:span text:style-name="T11">velocity (m/s)</text:span></text:p>
      <text:p text:style-name="P4"><text:tab/>- <text:span text:style-name="T11">status ( “Running” if data is received, “No Subscriber”</text:span><text:span text:style-name="T12"> if the data received does not change between two loops</text:span><text:span text:style-name="T11">)</text:span></text:p>
      <text:p text:style-name="P4"><text:tab/>- <text:span text:style-name="T11">GPS Quality (green, red or orange according to </text:span><text:span text:style-name="T12">Linus</text:span><text:span text:style-name="T11">)</text:span></text:p>
      <text:p text:style-name="P4"><text:tab/>- <text:span text:style-name="T11">Obstacle detection </text:span></text:p>
      <text:p text:style-name="P18"/>
      <text:p text:style-name="P18">There are seven buttons, two for the maps and five for the communication with the car, called “Scenario x”, one to reset the screen and one to quit.</text:p>
      <text:p text:style-name="P18">The buttons “Kista” and “KTH” display the maps. The button “Scenario 1” sends <text:span text:style-name="T24">way points</text:span> to the car through a ROS Publisher called “...” and display this <text:span text:style-name="T24">way points</text:span> on the map. The button “Customized Scenario” offer the possibility to the user to choose the <text:span text:style-name="T24">way points</text:span> to send to the car. A maximum limit of ten <text:span text:style-name="T24">way points</text:span> has been fixed. </text:p>
      <text:p text:style-name="P19">The reset button erases the <text:span text:style-name="T24">way points</text:span> displayed on the map and cancels any zooms.</text:p>
      <text:p text:style-name="P19"/>
      <text:p text:style-name="P19">The right part of the window is for the map.</text:p>
      <text:p text:style-name="P4"/>
      <text:p text:style-name="P13">The coordinate system</text:p>
      <text:p text:style-name="P5">The origin of the coordinates system is set at the top left corner <text:span text:style-name="T13">of the window</text:span>. The window's size is (1571, 872). </text:p>
      <table:table table:name="Table1" table:style-name="Table1">
        <table:table-column table:style-name="Table1.A" table:number-columns-repeated="3"/>
        <table:table-column table:style-name="Table1.D"/>
        <table:table-row>
          <table:table-cell table:style-name="Table1.A1" office:value-type="string">
            <text:p text:style-name="P41">(0,0)</text:p>
          </table:table-cell>
          <table:table-cell table:style-name="Table1.B1" office:value-type="string">
            <text:p text:style-name="P41">(500,0)</text:p>
          </table:table-cell>
          <table:table-cell table:style-name="Table1.B1" office:value-type="string">
            <text:p text:style-name="Standard"/>
          </table:table-cell>
          <table:table-cell table:style-name="Table1.D1" office:value-type="string">
            <text:p text:style-name="P23">(1571, 0)</text:p>
          </table:table-cell>
        </table:table-row>
        <table:table-row>
          <table:table-cell table:style-name="Table1.A2" office:value-type="string">
            <text:p text:style-name="P24">DATA RECEIVED</text:p>
          </table:table-cell>
          <table:table-cell table:style-name="Table1.B2" office:value-type="string">
            <text:p text:style-name="Standard"/>
          </table:table-cell>
          <table:table-cell table:style-name="Table1.B2" office:value-type="string">
            <text:p text:style-name="P24">MAP</text:p>
          </table:table-cell>
          <table:table-cell table:style-name="Table1.D2" office:value-type="string">
            <text:p text:style-name="Standard"/>
          </table:table-cell>
        </table:table-row>
        <table:table-row>
          <table:table-cell table:style-name="Table1.A2" office:value-type="string">
            <text:p text:style-name="P22">(0, 872)</text:p>
          </table:table-cell>
          <table:table-cell table:style-name="Table1.B2" office:value-type="string">
            <text:p text:style-name="P22">(500, 872)</text:p>
          </table:table-cell>
          <table:table-cell table:style-name="Table1.B2" office:value-type="string">
            <text:p text:style-name="Standard"/>
          </table:table-cell>
          <table:table-cell table:style-name="Table1.D2" office:value-type="string">
            <text:p text:style-name="P23">(1571, 872)</text:p>
          </table:table-cell>
        </table:table-row>
      </table:table>
      <text:p text:style-name="P4"/>
      <text:p text:style-name="P1"><text:soft-page-break/></text:p>
      <text:p text:style-name="P1"/>
      <text:p text:style-name="P14">Positioning the car</text:p>
      <text:p text:style-name="P14"><text:span text:style-name="T3">The data received from the car is relative position en meters with respect to a starting point. The starting point</text:span><text:span text:style-name="T7"> is set arbitrarily in latitude and longitude for now </text:span><text:span text:style-name="T3">for each map. For the customized scenario, the starting point is the first point </text:span><text:span text:style-name="T4">chosen</text:span><text:span text:style-name="T3"> by the user (</text:span><text:span text:style-name="T7">should not be, not convenient in real life</text:span><text:span text:style-name="T3">). </text:span><text:span text:style-name="T5">The car is represented in the screen by a picture of a car which can be </text:span><text:span text:style-name="T6">oriented. The orientation received from the car is relative to the abscissa axis as well as the orientation used by Pygame. However the directions are opposed that is why a minus is needed ?? </text:span></text:p>
      <text:p text:style-name="P11"/>
      <text:p text:style-name="P11">Conversion, zooms</text:p>
      <text:p text:style-name="P6">The coo<text:span text:style-name="T14">r</text:span>dinates are affected to the points according to the map currently displayed. Conditions are set on x and y : they correspond to the borders of the zooms' picture in the map. Outside of the<text:span text:style-name="T14">se </text:span>bou<text:span text:style-name="T14">n</text:span>daries, the conver<text:span text:style-name="T14">s</text:span>ion would give coordinates out of the window <text:span text:style-name="T14">and the point no be displayed.</text:span></text:p>
      <text:p text:style-name="P27"/>
      <text:p text:style-name="P28">Latitude/Longitude - pixels</text:p>
      <text:p text:style-name="P32">The position given by latitude and longitude coordinates have to be converted in pixel to be put on the right place on the screen. The conversion happens only for the starting point since the position is calculated relatively to it with data in meters.</text:p>
      <text:p text:style-name="P32"/>
      <text:p text:style-name="P32">Equations :</text:p>
      <text:p text:style-name="P32">xpixels = int( (L – LongitMin) / EchelleLongit + 500 )</text:p>
      <text:p text:style-name="P32">ypixels = int( (LatitMax – l) / EchelleLatit )</text:p>
      <text:p text:style-name="P32"/>
      <text:p text:style-name="P32">Where (L, l) are the longitude and the latitude of the point</text:p>
      <text:p text:style-name="P32">LongitMin is the minimal longitude covered by the map, </text:p>
      <text:p text:style-name="P32">LatitMax is the maximal latitude covered by the map</text:p>
      <text:p text:style-name="P33">EchelleLongit, the scale in longitude-pixel</text:p>
      <text:p text:style-name="P33">EchelleLatit, the scale in latitude-pixel</text:p>
      <text:p text:style-name="P26"/>
      <text:p text:style-name="P26">Zooms</text:p>
      <text:p text:style-name="P21">The zooms have been faked because this function is not available with <text:span text:style-name="T21">P</text:span>ygame. <text:span text:style-name="T21">It is possible to zoom in</text:span> <text:span text:style-name="T21">with the left mouse button and zoom out with the right mouse button. When zooming, the position of the point in the screen has to be calculated again. The conversion uses affine transformation for each picture because it depends on its characteristics and its position in the original picture. </text:span></text:p>
      <text:p text:style-name="P8"/>
      <text:p text:style-name="P36">x<text:span text:style-name="T19">zoom</text:span> = x*a+b (idem for Y)</text:p>
      <text:p text:style-name="P35"/>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43"/>
          </table:table-cell>
          <table:table-cell table:style-name="Table2.A1" table:number-columns-spanned="2" office:value-type="string">
            <text:p text:style-name="P42">x</text:p>
          </table:table-cell>
          <table:covered-table-cell/>
          <table:table-cell table:style-name="Table2.D1" table:number-columns-spanned="2" office:value-type="string">
            <text:p text:style-name="P42">y</text:p>
          </table:table-cell>
          <table:covered-table-cell/>
        </table:table-row>
        <table:table-row>
          <table:table-cell table:style-name="Table2.A2" office:value-type="string">
            <text:p text:style-name="P45">Zooms</text:p>
          </table:table-cell>
          <table:table-cell table:style-name="Table2.A2" office:value-type="string">
            <text:p text:style-name="P42">a</text:p>
          </table:table-cell>
          <table:table-cell table:style-name="Table2.A2" office:value-type="string">
            <text:p text:style-name="P42">b</text:p>
          </table:table-cell>
          <table:table-cell table:style-name="Table2.A2" office:value-type="string">
            <text:p text:style-name="P42">a</text:p>
          </table:table-cell>
          <table:table-cell table:style-name="Table2.E2" office:value-type="string">
            <text:p text:style-name="P46">d</text:p>
          </table:table-cell>
        </table:table-row>
        <table:table-row>
          <table:table-cell table:style-name="Table2.A2" office:value-type="string">
            <text:p text:style-name="P42">K<text:span text:style-name="T18">ista</text:span> <text:span text:style-name="T17">N</text:span></text:p>
          </table:table-cell>
          <table:table-cell table:style-name="Table2.A2" office:value-type="string">
            <text:p text:style-name="P42">1071/399</text:p>
          </table:table-cell>
          <table:table-cell table:style-name="Table2.A2" office:value-type="string">
            <text:p text:style-name="P42">-1604</text:p>
          </table:table-cell>
          <table:table-cell table:style-name="Table2.A2" office:value-type="string">
            <text:p text:style-name="P42">872/41<text:span text:style-name="T17">7</text:span></text:p>
          </table:table-cell>
          <table:table-cell table:style-name="Table2.E2" office:value-type="string">
            <text:p text:style-name="P42">-<text:span text:style-name="T17">326</text:span></text:p>
          </table:table-cell>
        </table:table-row>
        <table:table-row>
          <table:table-cell table:style-name="Table2.A2" office:value-type="string">
            <text:p text:style-name="P42">K<text:span text:style-name="T18">ista</text:span> <text:span text:style-name="T17">S</text:span></text:p>
          </table:table-cell>
          <table:table-cell table:style-name="Table2.A2" office:value-type="string">
            <text:p text:style-name="P44">1071/414</text:p>
          </table:table-cell>
          <table:table-cell table:style-name="Table2.A2" office:value-type="string">
            <text:p text:style-name="P44">-565</text:p>
          </table:table-cell>
          <table:table-cell table:style-name="Table2.A2" office:value-type="string">
            <text:p text:style-name="P44">872/419</text:p>
          </table:table-cell>
          <table:table-cell table:style-name="Table2.E2" office:value-type="string">
            <text:p text:style-name="P43">-<text:span text:style-name="T17">636</text:span></text:p>
          </table:table-cell>
        </table:table-row>
        <table:table-row>
          <table:table-cell table:style-name="Table2.A2" office:value-type="string">
            <text:p text:style-name="P42">K<text:span text:style-name="T18">TH</text:span> S</text:p>
          </table:table-cell>
          <table:table-cell table:style-name="Table2.A2" office:value-type="string">
            <text:p text:style-name="P45">1071/237</text:p>
          </table:table-cell>
          <table:table-cell table:style-name="Table2.A2" office:value-type="string">
            <text:p text:style-name="P43">-<text:span text:style-name="T18">4018</text:span></text:p>
          </table:table-cell>
          <table:table-cell table:style-name="Table2.A2" office:value-type="string">
            <text:p text:style-name="P45">872/307</text:p>
          </table:table-cell>
          <table:table-cell table:style-name="Table2.E2" office:value-type="string">
            <text:p text:style-name="P43">-<text:span text:style-name="T18">1275</text:span></text:p>
          </table:table-cell>
        </table:table-row>
        <table:table-row>
          <table:table-cell table:style-name="Table2.A2" office:value-type="string">
            <text:p text:style-name="P42">K<text:span text:style-name="T18">TH</text:span> N</text:p>
          </table:table-cell>
          <table:table-cell table:style-name="Table2.A2" office:value-type="string">
            <text:p text:style-name="P45">1071/301</text:p>
          </table:table-cell>
          <table:table-cell table:style-name="Table2.A2" office:value-type="string">
            <text:p text:style-name="P43">-<text:span text:style-name="T18">2837</text:span></text:p>
          </table:table-cell>
          <table:table-cell table:style-name="Table2.A2" office:value-type="string">
            <text:p text:style-name="P45">872/286</text:p>
          </table:table-cell>
          <table:table-cell table:style-name="Table2.E2" office:value-type="string">
            <text:p text:style-name="P43">-<text:span text:style-name="T18">875</text:span></text:p>
          </table:table-cell>
        </table:table-row>
      </table:table>
      <text:p text:style-name="P8"/>
      <text:p text:style-name="P35">Where a = 1071 / alpha, alpha is the width of the <text:span text:style-name="T23">zooms'</text:span> picture extracted from the original map.</text:p>
      <text:p text:style-name="P35">Where a = 872 / beta, beta is the weight of the <text:span text:style-name="T23">zooms'</text:span> picture extracted from the original map.</text:p>
      <text:p text:style-name="P35"/>
      <text:p text:style-name="P35">The <text:span text:style-name="T23">zooms'</text:span> picture has coordinates in the original map from where it is extracted. For instance, the <text:soft-page-break/>top left corner coordinates are (s,t) and the bottom right corner coordinates are (u,v). <text:span text:style-name="T20">When s, t, u and v are multiplied by a, the interval for x and y are outside the window ( &gt; 1571 for x and &gt; 872 for y). The constant b is used to set the left boundary abscissa to 500 and and d to set the top boundary ordinate to 0.</text:span></text:p>
      <text:p text:style-name="P20"/>
      <text:p text:style-name="P50">Scale meters-pixels</text:p>
      <text:p text:style-name="P30">10 m = 68 pixels approximatively <text:span text:style-name="T16">without zooming.</text:span></text:p>
      <text:p text:style-name="P31">For the zoom, the pictures are resized, so there are two scales for each operation, one for the vertical and the other for the horizontal.</text:p>
      <table:table table:name="Table3" table:style-name="Table3">
        <table:table-column table:style-name="Table3.A" table:number-columns-repeated="5"/>
        <table:table-row>
          <table:table-cell table:style-name="Table3.A1" office:value-type="string">
            <text:p text:style-name="P47">Zooms</text:p>
          </table:table-cell>
          <table:table-cell table:style-name="Table3.A1" office:value-type="string">
            <text:p text:style-name="P47">Kista N</text:p>
          </table:table-cell>
          <table:table-cell table:style-name="Table3.A1" office:value-type="string">
            <text:p text:style-name="P47">Kista S</text:p>
          </table:table-cell>
          <table:table-cell table:style-name="Table3.A1" office:value-type="string">
            <text:p text:style-name="P47">KTH N</text:p>
          </table:table-cell>
          <table:table-cell table:style-name="Table3.E1" office:value-type="string">
            <text:p text:style-name="P47">KTH S</text:p>
          </table:table-cell>
        </table:table-row>
        <table:table-row>
          <table:table-cell table:style-name="Table3.A2" office:value-type="string">
            <text:p text:style-name="P47">Scale (meters-pixels H)</text:p>
          </table:table-cell>
          <table:table-cell table:style-name="Table3.A2" office:value-type="string">
            <text:p text:style-name="P47">10/182</text:p>
          </table:table-cell>
          <table:table-cell table:style-name="Table3.A2" office:value-type="string">
            <text:p text:style-name="P47">10/176</text:p>
          </table:table-cell>
          <table:table-cell table:style-name="Table3.A2" office:value-type="string">
            <text:p text:style-name="P47">10/242</text:p>
          </table:table-cell>
          <table:table-cell table:style-name="Table3.E2" office:value-type="string">
            <text:p text:style-name="P47">10/307</text:p>
          </table:table-cell>
        </table:table-row>
        <table:table-row>
          <table:table-cell table:style-name="Table3.A2" office:value-type="string">
            <text:p text:style-name="P47">Scale (meters/pixels V)</text:p>
          </table:table-cell>
          <table:table-cell table:style-name="Table3.A2" office:value-type="string">
            <text:p text:style-name="P47">10/142</text:p>
          </table:table-cell>
          <table:table-cell table:style-name="Table3.A2" office:value-type="string">
            <text:p text:style-name="P47">10/141</text:p>
          </table:table-cell>
          <table:table-cell table:style-name="Table3.A2" office:value-type="string">
            <text:p text:style-name="P47">10/207</text:p>
          </table:table-cell>
          <table:table-cell table:style-name="Table3.E2" office:value-type="string">
            <text:p text:style-name="P47">10/193</text:p>
          </table:table-cell>
        </table:table-row>
      </table:table>
      <text:p text:style-name="P30"/>
      <text:p text:style-name="P30"/>
      <text:p text:style-name="P30"/>
      <text:p text:style-name="P26">Data received from the car</text:p>
      <text:p text:style-name="P7"><text:span text:style-name="T22">The data received from the car is its relative position with respect to the starting point, in meters. It is c</text:span>onverted from meters to pixels <text:span text:style-name="T22">and the position on the screen is get by adding this to the starting point position in pixels.</text:span></text:p>
      <text:p text:style-name="P7"/>
      <text:p text:style-name="P26">Customized scenario</text:p>
      <text:p text:style-name="P37">When this option is chosen, the user choose between two and ten <text:span text:style-name="T24">way points</text:span> to send to the car. These points are first <text:span text:style-name="T24">characterized</text:span> by their position in pixels in the screen so they are then converted into meters and sent to the car.</text:p>
      <text:p text:style-name="P25"/>
      <text:p text:style-name="P29">Car's picture</text:p>
      <text:p text:style-name="P34">The car's picture is resized to (16, 6) for the original maps. This picture is also resized when displayed for the zooms using the <text:span text:style-name="T24">zooms'</text:span> coefficient of conversion. For instance, for KTH South, the coefficient for x is 1071 / 237 and the coefficient for y is 872 / 307. The size of the picture without zooming is (16, 6), so it will be (7<text:span text:style-name="T15">2</text:span>, 17) with the zoom in the South. This is repeated for each zoom.</text:p>
      <text:p text:style-name="P1"/>
      <text:p text:style-name="P12">Screen refreshing</text:p>
      <text:p text:style-name="P9">Pygame<text:span text:style-name="T25">'s</text:span> <text:span text:style-name="T25">philosophy</text:span> is based on surfaces : <text:span text:style-name="T25">a</text:span> picture such as <text:span text:style-name="T25">a</text:span> map is a surface. The <text:span text:style-name="T25">picture</text:span> representing the car is also a surface which is pasted on the map. Here comes the issue of the screen('s) refreshing. After this conversion part, the displaying commands of the map are called again, outside of the for loop this time. </text:p>
      <text:p text:style-name="P9">The call in the for loop is useful to give a new reference of map (KTH, Kista, zoom in or zoom out). Once this reference is defined, the <text:span text:style-name="T25">picture of the car</text:span> is pasted on the map each time a new position is received from ROS nodes. Therefore, the map is quickly full of <text:span text:style-name="T25">pictures</text:span> correspond<text:span text:style-name="T23">i</text:span>ng to the former positions of the car. </text:p>
      <text:p text:style-name="P9">To avoid this <text:span text:style-name="T25">phenomenon</text:span>, the screen has to be refreshed by pasting the map at each loop so that one <text:span text:style-name="T25">picture</text:span> is displayed at a time. </text:p>
      <text:p text:style-name="P9"/>
      <text:p text:style-name="P9">Then, <text:span text:style-name="T25">texts and buttons are updated. </text:span></text:p>
      <text:p text:style-name="P9"/>
      <text:p text:style-name="P1"/>
      <text:p text:style-name="P40">Script</text:p>
      <text:p text:style-name="P38">Two classes are defined in the following script : one for buttons and one for the interface, named <text:soft-page-break/>'Game'. </text:p>
      <text:p text:style-name="P38">Some methods of the interface are defined within the class while some actions call functions outside the class. </text:p>
      <text:p text:style-name="P38"/>
      <text:p text:style-name="P39">How does the interface work</text:p>
      <text:p text:style-name="P38">The window can be shut only with the button QUIT. </text:p>
      <text:p text:style-name="P38"/>
      <text:p text:style-name="P1"><text:span text:style-name="T26">The interface runs thanks to a while loop where some variables are defined as well as some arbitrary starting points for Kista and KTH. </text:span><text:span text:style-name="T28">These starting points should be entered by the user or automaticcaly detected by the interface at the beginning of a session</text:span><text:span text:style-name="T26">. Then, a for loop detects users interaction with the interface by collecting mouse button</text:span><text:span text:style-name="T27">s</text:span><text:span text:style-name="T26"> or keyboard actions and refreshing buttons and texts. Finally, the data received by the subscribers defined in the beginning of the script (talk about global variables) is treated. </text:span></text:p>
      <text:p text:style-name="P1">orientation with respect the abscis axi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08:54:39.101105885</meta:creation-date>
    <dc:date>2017-07-21T17:16:08.900571642</dc:date>
    <meta:editing-duration>PT5H32M46S</meta:editing-duration>
    <meta:editing-cycles>20</meta:editing-cycles>
    <meta:generator>LibreOffice/4.2.8.2$Linux_X86_64 LibreOffice_project/420m0$Build-2</meta:generator>
    <meta:document-statistic meta:table-count="3" meta:image-count="0" meta:object-count="0" meta:page-count="4" meta:paragraph-count="111" meta:word-count="1457" meta:character-count="8106" meta:non-whitespace-character-count="6736"/>
  </office:meta>
</office:document-meta>
</file>